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2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soft-page-break/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1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/text:p>
      <text:p text:style-name="P87"><text:a xlink:type="simple" xlink:href="https://coderprog.com/starting-with-angular/" text:style-name="Internet_20_link" text:visited-style-name="Visited_20_Internet_20_Link">https://coderprog.com/starting-with-angular/</text:a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09:53:09.320506824</dc:date>
    <meta:editing-duration>PT13H27M6S</meta:editing-duration>
    <meta:editing-cycles>329</meta:editing-cycles>
    <meta:document-statistic meta:table-count="0" meta:image-count="0" meta:object-count="0" meta:page-count="3" meta:paragraph-count="96" meta:word-count="98" meta:character-count="5241" meta:non-whitespace-character-count="5232"/>
  </office:meta>
</office:document-meta>
</file>